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3d7da" officeooo:paragraph-rsid="0013d7da"/>
    </style:style>
    <style:style style:name="P2" style:family="paragraph" style:parent-style-name="Standard">
      <style:text-properties officeooo:rsid="001601fa" officeooo:paragraph-rsid="001601fa"/>
    </style:style>
    <style:style style:name="P3" style:family="paragraph" style:parent-style-name="Standard">
      <style:text-properties officeooo:rsid="00179d0a" officeooo:paragraph-rsid="00179d0a"/>
    </style:style>
    <style:style style:name="P4" style:family="paragraph" style:parent-style-name="Standard">
      <style:text-properties officeooo:rsid="0018ab3d" officeooo:paragraph-rsid="0018ab3d"/>
    </style:style>
    <style:style style:name="P5" style:family="paragraph" style:parent-style-name="Standard">
      <style:text-properties officeooo:rsid="001bad39" officeooo:paragraph-rsid="001bad39"/>
    </style:style>
    <style:style style:name="T1" style:family="text">
      <style:text-properties officeooo:rsid="0018ab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licatii: </text:p>
      <text:p text:style-name="P1">Q <text:s/>= 100 b</text:p>
      <text:p text:style-name="P1">L = 20</text:p>
      <text:p text:style-name="P1">CA = 25000</text:p>
      <text:p text:style-name="P1">CT = 18000</text:p>
      <text:p text:style-name="P1">CF = 25% * CT</text:p>
      <text:p text:style-name="P1">_________________</text:p>
      <text:p text:style-name="P1">Wl = ?<text:tab/>Pr=?</text:p>
      <text:p text:style-name="P1">Pv = ?<text:tab/>Pru=?</text:p>
      <text:p text:style-name="P1">CTM = ?</text:p>
      <text:p text:style-name="P1">CFM = ?</text:p>
      <text:p text:style-name="P1">CVM = ?</text:p>
      <text:p text:style-name="P1"/>
      <text:p text:style-name="P1">=================================================</text:p>
      <text:p text:style-name="P1"/>
      <text:p text:style-name="P1">Wl = Q/L = 100/20 = 10/2 = 5 buc/lucrator</text:p>
      <text:p text:style-name="P1"/>
      <text:p text:style-name="P1">CA = Pv*Q</text:p>
      <text:p text:style-name="P1"/>
      <text:p text:style-name="P1">25000 = Pv * 100</text:p>
      <text:p text:style-name="P1">Pv = 25000/100 = 250 u.m./buc</text:p>
      <text:p text:style-name="P1"/>
      <text:p text:style-name="P1">CT = CF + Pv</text:p>
      <text:p text:style-name="P1">CF = 0,25 * 18000</text:p>
      <text:p text:style-name="P1">CF = 25*180 = 4500</text:p>
      <text:p text:style-name="P1"/>
      <text:p text:style-name="P1">CV = CT – CF = 18000 – 4500 = 13500 u.m.</text:p>
      <text:p text:style-name="P1"/>
      <text:p text:style-name="P1">CTM = CT/Q = 18000/100 = 180 u.m.</text:p>
      <text:p text:style-name="P1"/>
      <text:p text:style-name="P1">CFM = CF/Q = 4500/100 = 45 u.m.</text:p>
      <text:p text:style-name="P1"/>
      <text:p text:style-name="P1">CVM = CV/Q = 13500/100 = 135 u.m.</text:p>
      <text:p text:style-name="P1"/>
      <text:p text:style-name="P1">Pr = CA – CT = 25000 – 18000 = 7000 u.m.</text:p>
      <text:p text:style-name="P1"/>
      <text:p text:style-name="P1">Pru = Pr/Q = 7000/100 = 70 u.m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plicatii</text:p>
      <text:p text:style-name="P2"/>
      <text:p text:style-name="P2">Wl = 25 buc/lucrator</text:p>
      <text:p text:style-name="P2">L = 50 lucratori</text:p>
      <text:p text:style-name="P2">Salariu = 2000 u.m.</text:p>
      <text:p text:style-name="P2">Cmat = 200000</text:p>
      <text:p text:style-name="P2">A = 10000</text:p>
      <text:p text:style-name="P3">TA = 5 ani</text:p>
      <text:p text:style-name="P3">Pv = 6 u.m.</text:p>
      <text:p text:style-name="P3">________________________<text:line-break/>KT = ?</text:p>
      <text:p text:style-name="P3">KF = ?</text:p>
      <text:p text:style-name="P3">Q = ?</text:p>
      <text:p text:style-name="P3">CA =?</text:p>
      <text:p text:style-name="P3">CT = ?</text:p>
      <text:p text:style-name="P3">Pr = ?</text:p>
      <text:p text:style-name="P3">Pru=?</text:p>
      <text:p text:style-name="P3"/>
      <text:p text:style-name="P3">Wl = Q/L</text:p>
      <text:p text:style-name="P3">Q=Wl*L = 25*50 = 1250 buc</text:p>
      <text:p text:style-name="P3">Csal = L * salariu = 50 * 2000 = 100000 u.m.</text:p>
      <text:p text:style-name="P3">CT = Cmat + Csal = 2000000 + 100000 = 300000</text:p>
      <text:p text:style-name="P3">Cmat = A + Kc</text:p>
      <text:p text:style-name="P3">Kc = Cmat – A = 200000 – 10000 = 190000 u.m.</text:p>
      <text:p text:style-name="P3">A = KF/TA<text:tab/><text:tab/><text:tab/><text:span text:style-name="T1">KT = KF + KC = 50000 + 190000 = 240000</text:span></text:p>
      <text:p text:style-name="P4">CA = Pv * Q = 600 * 1250 = 750000</text:p>
      <text:p text:style-name="P4">KF = A * TA = 10000 * 5 = 50000</text:p>
      <text:p text:style-name="P4">Pr = CA – CT = 750000 – 300000 = 450000</text:p>
      <text:p text:style-name="P4">Pru = Pr/Q = 450000/1250 = 360 u.m./buc</text:p>
      <text:p text:style-name="P4">Rpr/CA = Pr/CA * 100 = (450000/750000)*100 = 9/15 * 100 = 300/5 = 60%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T0<text:tab/><text:tab/><text:tab/><text:tab/><text:tab/>T1</text:p>
      <text:p text:style-name="P5">Wl0 = 20<text:tab/><text:tab/><text:tab/><text:tab/>Q1 = 120%*Q0</text:p>
      <text:p text:style-name="P5">L0 = 10<text:tab/><text:tab/><text:tab/><text:tab/>L1 = L0</text:p>
      <text:p text:style-name="P5">Pv0 = 40</text:p>
      <text:p text:style-name="P5">CF = 10% * CT = 800<text:tab/><text:tab/>CV1 = ?</text:p>
      <text:p text:style-name="P5">Pr0=?<text:tab/><text:tab/><text:tab/><text:tab/>CT1= 120%*CT0</text:p>
      <text:p text:style-name="P5">Pru0= ?<text:tab/><text:tab/><text:tab/><text:tab/>Pv = 150%*Pv0</text:p>
      <text:p text:style-name="P5">CA0 = ?<text:tab/><text:tab/><text:tab/><text:tab/>CA1 = ?</text:p>
      <text:p text:style-name="P5"><text:tab/><text:tab/><text:tab/><text:tab/><text:tab/>Pr1 = ?</text:p>
      <text:p text:style-name="P5"><text:tab/><text:tab/><text:tab/><text:tab/><text:tab/>Rpr/CA1 = ?</text:p>
      <text:p text:style-name="P5"/>
      <text:p text:style-name="P5"/>
      <text:p text:style-name="P5">WL0 = Q0/L0</text:p>
      <text:p text:style-name="P5">Q0 = Wlc * Lc</text:p>
      <text:p text:style-name="P5">Q0 = 200 buc</text:p>
      <text:p text:style-name="P5">CA0 = Pv0 * Qc</text:p>
      <text:p text:style-name="P5">CA0 = 40*200</text:p>
      <text:p text:style-name="P5">CA0 = 8000 u.m.</text:p>
      <text:p text:style-name="P5">CF = 0,1 * CT = 800</text:p>
      <text:p text:style-name="P5">0,1 CT = 800</text:p>
      <text:p text:style-name="P5">CT = 800/0,1 = 8000</text:p>
      <text:p text:style-name="P5"/>
      <text:p text:style-name="P5">Q1 = 1,2 * 200</text:p>
      <text:p text:style-name="P5">Q1 = 12*20 = 240</text:p>
      <text:p text:style-name="P5">Pu1 = 1,5 buc</text:p>
      <text:p text:style-name="P5">Pu1 = 15 * 4</text:p>
      <text:p text:style-name="P5">Pu1 = 60</text:p>
      <text:p text:style-name="P5">CA1= Pu1 * Q1 = 60 * 240 =&gt; CA1 = 1440</text:p>
      <text:p text:style-name="P5"/>
      <text:p text:style-name="P5">CT1 = 12*CT0</text:p>
      <text:p text:style-name="P5">CT1 = 1,2 * 8000</text:p>
      <text:p text:style-name="P5">CT1 = 12*800 = 9600</text:p>
      <text:p text:style-name="P5"/>
      <text:p text:style-name="P5">Pr1 = CA1 – CT1 =14400 – 96 = 48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8T14:08:46.739807217</meta:creation-date>
    <dc:date>2022-02-08T14:47:07.796711700</dc:date>
    <meta:editing-duration>PT14M32S</meta:editing-duration>
    <meta:editing-cycles>7</meta:editing-cycles>
    <meta:generator>LibreOffice/7.3.0.3$Linux_X86_64 LibreOffice_project/30$Build-3</meta:generator>
    <meta:document-statistic meta:table-count="0" meta:image-count="0" meta:object-count="0" meta:page-count="3" meta:paragraph-count="82" meta:word-count="432" meta:character-count="1617" meta:non-whitespace-character-count="1223"/>
  </office:meta>
</office:document-meta>
</file>